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54b8b" officeooo:paragraph-rsid="00054b8b"/>
    </style:style>
    <style:style style:name="P2" style:family="paragraph" style:parent-style-name="Standard">
      <style:text-properties officeooo:rsid="00061833" officeooo:paragraph-rsid="00061833"/>
    </style:style>
    <style:style style:name="P3" style:family="paragraph" style:parent-style-name="Standard">
      <style:text-properties officeooo:rsid="0007942d" officeooo:paragraph-rsid="0007942d"/>
    </style:style>
    <style:style style:name="P4" style:family="paragraph" style:parent-style-name="Standard" style:list-style-name="L1">
      <style:text-properties officeooo:rsid="00061833" officeooo:paragraph-rsid="00061833"/>
    </style:style>
    <style:style style:name="P5" style:family="paragraph" style:parent-style-name="Standard" style:list-style-name="L1">
      <style:text-properties officeooo:rsid="00070fe4" officeooo:paragraph-rsid="00070fe4"/>
    </style:style>
    <style:style style:name="P6" style:family="paragraph" style:parent-style-name="Standard" style:list-style-name="L1">
      <style:text-properties officeooo:rsid="00070fe4" officeooo:paragraph-rsid="0007942d"/>
    </style:style>
    <style:style style:name="P7" style:family="paragraph" style:parent-style-name="Standard" style:list-style-name="L1">
      <style:text-properties officeooo:rsid="0007942d" officeooo:paragraph-rsid="0007942d"/>
    </style:style>
    <style:style style:name="P8" style:family="paragraph" style:parent-style-name="Standard" style:list-style-name="L2">
      <style:text-properties officeooo:rsid="0007942d" officeooo:paragraph-rsid="0007942d"/>
    </style:style>
    <style:style style:name="P9" style:family="paragraph" style:parent-style-name="Standard" style:list-style-name="L2">
      <style:text-properties officeooo:rsid="000801c8" officeooo:paragraph-rsid="000801c8"/>
    </style:style>
    <style:style style:name="P10" style:family="paragraph" style:parent-style-name="Standard" style:list-style-name="L3">
      <style:text-properties fo:font-size="11pt" officeooo:rsid="00054b8b" officeooo:paragraph-rsid="00054b8b" style:font-size-asian="9.60000038146973pt" style:font-size-complex="11pt"/>
    </style:style>
    <style:style style:name="T1" style:family="text">
      <style:text-properties officeooo:rsid="00070fe4"/>
    </style:style>
    <style:style style:name="T2" style:family="text">
      <style:text-properties officeooo:rsid="0007942d"/>
    </style:style>
    <style:style style:name="T3" style:family="text">
      <style:text-properties officeooo:rsid="000801c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Informe sobre las 24 pruebas prensentes en nuestro proyecto Java-Etherpad-Lite</text:p>
      <text:p text:style-name="P1"/>
      <text:p text:style-name="P1">-Clase EPLiteClientIntegrationTest.java:</text:p>
      <text:p text:style-name="P2"/>
      <text:p text:style-name="P2">En esta clase como podemos observar, todas las pruebas presentes son simbólicas ya que las estamos mockeando y por tanto, estamos simulando la ejecución del software.</text:p>
      <text:p text:style-name="P2">Ahora procedemos a analizar si cada prueba es de caja blanca o caja negra y si es positiva o negativa.</text:p>
      <text:list xml:id="list1143122255" text:style-name="L1">
        <text:list-item>
          <text:p text:style-name="P4">validate_token(): <text:span text:style-name="T1">es positiva, porque busca ejecutar el software en su correcto funcionamiento, y es de caja blanca ya que se necesita saber la estructura interna del software para poder realizar la prueba.</text:span></text:p>
        </text:list-item>
        <text:list-item>
          <text:p text:style-name="P5">create_and_delete_group(): positiva y caja blanca.</text:p>
        </text:list-item>
        <text:list-item>
          <text:p text:style-name="P5">create_and_delete_session(): positiva y caja blanca.</text:p>
        </text:list-item>
        <text:list-item>
          <text:p text:style-name="P5">create_author(): positiva y caja blanca.</text:p>
        </text:list-item>
        <text:list-item>
          <text:p text:style-name="P6">create_author_with_author_<text:span text:style-name="T2">mapper()</text:span>: positiva y caja blanca.</text:p>
        </text:list-item>
        <text:list-item>
          <text:p text:style-name="P7">create_group_if_not_exists_for_and_list_all_groups()<text:span text:style-name="T1">: positiva y caja blanca.</text:span></text:p>
        </text:list-item>
        <text:list-item>
          <text:p text:style-name="P7">create_group_pads_and_list_them()<text:span text:style-name="T1">: positiva y caja blanca.</text:span></text:p>
        </text:list-item>
        <text:list-item>
          <text:p text:style-name="P7">create_pad_and_chat_about_it()<text:span text:style-name="T1">: positiva y caja blanca.</text:span></text:p>
        </text:list-item>
        <text:list-item>
          <text:p text:style-name="P7">create_pad_move_and_copy()<text:span text:style-name="T1">: positiva y caja blanca.</text:span></text:p>
        </text:list-item>
        <text:list-item>
          <text:p text:style-name="P7">create_pad_set_and_get_content()<text:span text:style-name="T1">: positiva y caja blanca.</text:span></text:p>
        </text:list-item>
        <text:list-item>
          <text:p text:style-name="P7">create_pads_and_list_them()<text:span text:style-name="T1">: positiva y caja blanca.</text:span></text:p>
        </text:list-item>
      </text:list>
      <text:p text:style-name="P3"/>
      <text:p text:style-name="P3"/>
      <text:p text:style-name="P3">En cuanto a la clase EPLiteConnectionTest.java todas las pruebas son dinámicas ya que todas ejecutan software y ninguna lo simula, ya que no está mockeada como en el caso de la clase anterior.</text:p>
      <text:p text:style-name="P3">Ahora procedemos a analizar si son caja blanca o caja negra, y si son positivas o negativas:</text:p>
      <text:list xml:id="list1969210039" text:style-name="L2">
        <text:list-item>
          <text:p text:style-name="P8">api_url_nedd_to_be_absolute(): caja blanca y positiva.</text:p>
        </text:list-item>
        <text:list-item>
          <text:p text:style-name="P8">domain_with_trailing_slash_when_construction_an_api_path():caja blanca y positiva.</text:p>
        </text:list-item>
        <text:list-item>
          <text:p text:style-name="P8">domain_without_trailing_slash_when_construction_an_api_path(): caja blanca y positiva.</text:p>
        </text:list-item>
        <text:list-item>
          <text:p text:style-name="P8">handle_internal_error_from_server(): caja blanca y negativa.</text:p>
        </text:list-item>
        <text:list-item>
          <text:p text:style-name="P8">handle_invalid_key_error_from_server(): caja blanca y negativa.</text:p>
        </text:list-item>
        <text:list-item>
          <text:p text:style-name="P8">handle_invalid_parameter_error_from_server(): <text:span text:style-name="T3">caja blanca y negativa.</text:span></text:p>
        </text:list-item>
        <text:list-item>
          <text:p text:style-name="P9">handle_no_such_function_error_from_server(): caja blanca y negativa.</text:p>
        </text:list-item>
        <text:list-item>
          <text:p text:style-name="P9">handle_valid_response_from_server(): caja blanca y positiva.</text:p>
        </text:list-item>
        <text:list-item>
          <text:p text:style-name="P9">query_string_from_map(): caja blanca y positiva.</text:p>
        </text:list-item>
        <text:list-item>
          <text:p text:style-name="P9">unexpected_response_from_the_server(): caja blanca y negativa.</text:p>
        </text:list-item>
        <text:list-item>
          <text:p text:style-name="P9">unparsable_response_from_the_server(): caja blanca y negativa.</text:p>
        </text:list-item>
        <text:list-item>
          <text:p text:style-name="P9">url_encoded_query_string_from_map(): caja blanca y positiva.</text:p>
        </text:list-item>
        <text:list-item>
          <text:p text:style-name="P9">valid_response_with_null_data(): caja blanca y positiva</text:p>
        </text:list-item>
      </text:list>
      <text:p text:style-name="P2"/>
      <text:p text:style-name="P1"/>
      <text:list xml:id="list3991539056" text:style-name="L3">
        <text:list-header>
          <text:p text:style-name="P1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7:19:34.325335570</meta:creation-date>
    <dc:date>2018-12-26T11:22:51.081162090</dc:date>
    <meta:editing-duration>PT5M25S</meta:editing-duration>
    <meta:editing-cycles>2</meta:editing-cycles>
    <meta:generator>LibreOffice/6.0.2.1$MacOSX_X86_64 LibreOffice_project/f7f06a8f319e4b62f9bc5095aa112a65d2f3ac89</meta:generator>
    <meta:document-statistic meta:table-count="0" meta:image-count="0" meta:object-count="0" meta:page-count="1" meta:paragraph-count="30" meta:word-count="278" meta:character-count="2310" meta:non-whitespace-character-count="2086"/>
  </office:meta>
</office:document-meta>
</file>